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1899e3b" officeooo:paragraph-rsid="018872bf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3" style:family="paragraph" style:parent-style-name="Standard" style:list-style-name="L6">
      <style:paragraph-properties fo:text-align="start" style:justify-single-word="false" style:writing-mode="lr-tb"/>
      <style:text-properties officeooo:paragraph-rsid="018a738a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2147f44" officeooo:paragraph-rsid="021a0f80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2147f44" officeooo:paragraph-rsid="02147f44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7" style:family="paragraph" style:parent-style-name="Text_20_body">
      <style:text-properties officeooo:rsid="02023301" officeooo:paragraph-rsid="02023301"/>
    </style:style>
    <style:style style:name="P8" style:family="paragraph" style:parent-style-name="Text_20_body">
      <style:text-properties officeooo:rsid="0203ecad" officeooo:paragraph-rsid="0203ecad"/>
    </style:style>
    <style:style style:name="P9" style:family="paragraph" style:parent-style-name="Text_20_body" style:list-style-name="L7">
      <style:text-properties officeooo:rsid="02073c2d" officeooo:paragraph-rsid="02073c2d"/>
    </style:style>
    <style:style style:name="P10" style:family="paragraph" style:parent-style-name="Text_20_body">
      <style:text-properties officeooo:rsid="02085dc4" officeooo:paragraph-rsid="02085dc4"/>
    </style:style>
    <style:style style:name="P11" style:family="paragraph" style:parent-style-name="Text_20_body" style:list-style-name="L8">
      <style:text-properties officeooo:rsid="0209d3ab" officeooo:paragraph-rsid="0209d3ab"/>
    </style:style>
    <style:style style:name="P12" style:family="paragraph" style:parent-style-name="Text_20_body" style:list-style-name="L8">
      <style:text-properties officeooo:rsid="0209d3ab" officeooo:paragraph-rsid="0209e813"/>
    </style:style>
    <style:style style:name="P13" style:family="paragraph" style:parent-style-name="Text_20_body">
      <style:text-properties officeooo:rsid="020d146c" officeooo:paragraph-rsid="020d146c"/>
    </style:style>
    <style:style style:name="P14" style:family="paragraph" style:parent-style-name="Text_20_body">
      <style:text-properties officeooo:rsid="020d146c" officeooo:paragraph-rsid="0212df3e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2132a87" officeooo:paragraph-rsid="02132a87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21a0f80" officeooo:paragraph-rsid="021a0f80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2147f44" officeooo:paragraph-rsid="02147f44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21563f1" officeooo:paragraph-rsid="02173ec2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21563f1" officeooo:paragraph-rsid="02189179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21563f1" officeooo:paragraph-rsid="021a0f80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21a0f80" officeooo:paragraph-rsid="021a0f80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21e025f" officeooo:paragraph-rsid="021e025f"/>
    </style:style>
    <style:style style:name="P23" style:family="paragraph" style:parent-style-name="Heading_20_1">
      <style:text-properties officeooo:rsid="02023301" officeooo:paragraph-rsid="02023301"/>
    </style:style>
    <style:style style:name="P24" style:family="paragraph" style:parent-style-name="Heading_20_2">
      <style:paragraph-properties fo:text-align="end" style:justify-single-word="false" style:writing-mode="rl-tb"/>
      <style:text-properties officeooo:rsid="02156879" officeooo:paragraph-rsid="02156879"/>
    </style:style>
    <style:style style:name="T1" style:family="text">
      <style:text-properties fo:font-weight="bold" officeooo:rsid="02189179" style:font-weight-asian="bold" style:font-weight-complex="bold"/>
    </style:style>
    <style:style style:name="T2" style:family="text">
      <style:text-properties fo:font-weight="normal" officeooo:rsid="02189179" style:font-weight-asian="normal" style:font-weight-complex="normal"/>
    </style:style>
    <style:style style:name="T3" style:family="text">
      <style:text-properties fo:font-size="8pt" fo:font-weight="normal" officeooo:rsid="018a738a" style:font-size-asian="8pt" style:font-weight-asian="normal" style:font-size-complex="8pt" style:font-weight-complex="normal"/>
    </style:style>
    <style:style style:name="T4" style:family="text">
      <style:text-properties officeooo:rsid="0203ecad"/>
    </style:style>
    <style:style style:name="T5" style:family="text">
      <style:text-properties officeooo:rsid="02073c2d"/>
    </style:style>
    <style:style style:name="T6" style:family="text">
      <style:text-properties fo:font-style="italic" officeooo:rsid="02073c2d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073c2d" style:font-style-asian="normal" style:font-style-complex="normal"/>
    </style:style>
    <style:style style:name="T9" style:family="text">
      <style:text-properties fo:font-style="normal" officeooo:rsid="02085dc4" style:font-style-asian="normal" style:font-style-complex="normal"/>
    </style:style>
    <style:style style:name="T10" style:family="text">
      <style:text-properties fo:font-style="normal" officeooo:rsid="0209d3ab" style:font-style-asian="normal" style:font-style-complex="normal"/>
    </style:style>
    <style:style style:name="T11" style:family="text">
      <style:text-properties fo:font-style="normal" officeooo:rsid="0209e813" style:font-style-asian="normal" style:font-style-complex="normal"/>
    </style:style>
    <style:style style:name="T12" style:family="text">
      <style:text-properties fo:font-style="normal" officeooo:rsid="020e2a17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209e813" style:font-style-asian="normal" style:font-weight-asian="normal" style:font-style-complex="normal" style:font-weight-complex="normal"/>
    </style:style>
    <style:style style:name="T15" style:family="text">
      <style:text-properties officeooo:rsid="020f3a67"/>
    </style:style>
    <style:style style:name="T16" style:family="text">
      <style:text-properties officeooo:rsid="02113a49"/>
    </style:style>
    <style:style style:name="T17" style:family="text">
      <style:text-properties officeooo:rsid="02147f44"/>
    </style:style>
    <style:style style:name="T18" style:family="text">
      <style:text-properties officeooo:rsid="02169bf8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officeooo:rsid="02189179" style:font-size-asian="12pt"/>
    </style:style>
    <style:style style:name="T21" style:family="text">
      <style:text-properties fo:color="#000000" style:font-name="Monospace" fo:font-size="12pt" officeooo:rsid="021a0f80" style:font-size-asian="12pt"/>
    </style:style>
    <style:style style:name="T22" style:family="text">
      <style:text-properties fo:color="#000000" style:font-name="Monospace" fo:font-size="12pt" officeooo:rsid="021b946c" style:font-size-asian="12pt"/>
    </style:style>
    <style:style style:name="T23" style:family="text">
      <style:text-properties fo:color="#000000" style:font-name="Monospace" fo:font-size="12pt" officeooo:rsid="021da998" style:font-size-asian="12pt"/>
    </style:style>
    <style:style style:name="T24" style:family="text">
      <style:text-properties fo:color="#000000" style:font-name="Monospace" fo:font-size="12pt" fo:font-style="normal" fo:font-weight="normal" officeooo:rsid="02173ec2" style:font-size-asian="12pt" style:font-style-asian="normal" style:font-weight-asian="normal" style:font-style-complex="normal" style:font-weight-complex="normal" fo:background-color="#e8f2fe"/>
    </style:style>
    <style:style style:name="T25" style:family="text">
      <style:text-properties fo:color="#000000" style:font-name="Monospace" fo:font-size="12pt" fo:font-style="italic" style:font-size-asian="12pt" style:font-style-asian="italic"/>
    </style:style>
    <style:style style:name="T26" style:family="text">
      <style:text-properties fo:color="#6a3e3e" style:font-name="Monospace" fo:font-size="12pt" style:font-size-asian="12pt"/>
    </style:style>
    <style:style style:name="T27" style:family="text">
      <style:text-properties fo:color="#6a3e3e" style:font-name="Monospace" fo:font-size="12pt" officeooo:rsid="0219f6bf" style:font-size-asian="12pt"/>
    </style:style>
    <style:style style:name="T28" style:family="text">
      <style:text-properties fo:color="#7f0055" style:font-name="Monospace" fo:font-size="12pt" fo:font-weight="bold" style:font-size-asian="12pt" style:font-weight-asian="bold"/>
    </style:style>
    <style:style style:name="T29" style:family="text">
      <style:text-properties fo:color="#2a00ff" style:font-name="Monospace" fo:font-size="12pt" style:font-size-asian="12pt"/>
    </style:style>
    <style:style style:name="T30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31" style:family="text">
      <style:text-properties officeooo:rsid="0218917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575in" fo:text-indent="-0.25in" fo:margin-left="0.55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8075in" fo:text-indent="-0.25in" fo:margin-left="0.80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0575in" fo:text-indent="-0.25in" fo:margin-left="1.05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075in" fo:text-indent="-0.25in" fo:margin-left="1.30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575in" fo:text-indent="-0.25in" fo:margin-left="1.55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8075in" fo:text-indent="-0.25in" fo:margin-left="1.80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0575in" fo:text-indent="-0.25in" fo:margin-left="2.05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3075in" fo:text-indent="-0.25in" fo:margin-left="2.30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575in" fo:text-indent="-0.25in" fo:margin-left="2.55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8075in" fo:text-indent="-0.25in" fo:margin-left="2.80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ממשק משתמש גרפי</text:h>
      <text:p text:style-name="P7">כתבנו תוכנה, ואנחנו רוצים לאפשר למשתמשים שלנו לגשת אליה דרך ממשק-<text:span text:style-name="T4">משתמש </text:span>גרפי <text:span text:style-name="T4">(ממ”ג, GUI) </text:span>– עם טפסים, כפתורים, וכו’… איך עושים את זה?</text:p>
      <text:p text:style-name="P8">בג’אבה יש הרבה חבילות שמאפשרות לבנות ממ"ג – חבילות בשם awt, swing, processing, והחדשה ביותר נכון לעכשיו – javafx. <text:s text:c="2"/>כל החבילות הללו מאפשרות לבנות ממ"ג שהוא חלק מהתוכנה ויושב על אותו מחשב שהתוכנה יושבת עליו. </text:p>
      <text:p text:style-name="P8">אנחנו לא נלמד <text:span text:style-name="T5">על </text:span>אף אחת מהחבילות הללו; במקום זה, <text:s text:c="2"/>נלמד גישה אחרת לבניית ממ"ג – נלמד איך לבנות ממ"ג בנפרד מהתוכנה, <text:span text:style-name="T5">כ</text:span><text:span text:style-name="T6">אפליקציית לקוח-שרת (</text:span><text:span text:style-name="T8">client-server application). לאפליקציה כזאת יש שני חלקים נפרדים:</text:span></text:p>
      <text:list xml:id="list6128877194516652294" text:style-name="L7">
        <text:list-item>
          <text:p text:style-name="P9"><text:span text:style-name="T7">השָרָת (server) הוא התוכנה שמבצעת את כל החישובים מאחרי הקלעים </text:span><text:span text:style-name="T9">(ולכן נקרא גם back-end). </text:span><text:span text:style-name="T7"><text:s/>במקרה שלנו </text:span><text:span text:style-name="T9">השרת יהיה כתוב </text:span><text:span text:style-name="T7">בשפת ג’אבה.</text:span></text:p>
        </text:list-item>
        <text:list-item>
          <text:p text:style-name="P9"><text:span text:style-name="T7">הלָקוֹחַ (client) הוא הממ"ג – </text:span><text:span text:style-name="T9">הטפסים, הכפתורים והתפריטים הגלויים למשתמש (ולכן נקרא גם front-end). במקרה שלנו הלקוח יהיה כתוב בשפ</text:span><text:span text:style-name="T10">ו</text:span><text:span text:style-name="T9">ת html+javascript. </text:span></text:p>
        </text:list-item>
      </text:list>
      <text:p text:style-name="P10"><text:span text:style-name="T7">מדוע אנחנו מעדיפים להפריד את השרת מהלקוח? </text:span><text:span text:style-name="T11">משתי </text:span><text:span text:style-name="T10">סיבות:</text:span></text:p>
      <text:list xml:id="list1584743083083305759" text:style-name="L8">
        <text:list-item>
          <text:p text:style-name="P11"><text:span text:style-name="T7">שפת ג’אבה טובה מאד לביצוע חישובים מהירים, אבל לא כל כך טובה לבניית ממ"ג. שפות html+javascript הרבה יותר מתאימות ונוחות לבניית ממ"ג. אנחנו מעדיפים להשתמש לכל מטרה בשפה המתאימה ביותר עבורה (זה כישרון חשוב למתכנתים באופן כללי – לשלוט בכמה שפות ולבחור את השפה המתאימה לכל משימה).</text:span></text:p>
        </text:list-item>
        <text:list-item>
          <text:p text:style-name="P12"><text:span text:style-name="T7">הפרדת השרת מהלקוח מאפשרת להריץ את הלקוח על מחשב מרוחק מהשרת. אנחנו נוכל להריץ את תוכנת השרת על מחשב באוניברסיטה (או במקום אחר), ואנשים יוכלו להתחבר אליה מהבית דרך </text:span><text:span text:style-name="T12">הרשת</text:span><text:span text:style-name="T7">.</text:span></text:p>
        </text:list-item>
        <text:list-item>
          <text:p text:style-name="P12"><text:span text:style-name="T14">שפות html ו javascript רצות על כל דפדפן; היום כמעט בכל מחשב יש דפדפן, כך שכל אחד יכול להריץ ממ"ג שנכתב בשפות אלו, בלי שום צורך בהתקנת תוכנות חדשות.</text:span></text:p>
        </text:list-item>
      </text:list>
      <text:p text:style-name="Heading_20_2"><text:span text:style-name="T14">א</text:span><text:span text:style-name="T13">יך הלקוח יוצר קשר עם השרת?</text:span></text:p>
      <text:p text:style-name="P14">הבננו שהלקוח והשרת הם תוכנות נפרדות שיכולות לשבת גם על מחשבים נפרדים. אבל איך הם יוצרים קשר ביניהם? – דרך <text:span text:style-name="T15">הדפדפן</text:span>. <text:s/><text:span text:style-name="T16">כל דפדפן יכול ליצור קשר עם שרתים שנמצאים ברחבי הרשת. כשאנחנו כותבים כתובת של אתר-אינטרנט בשורת-הכתובת של הדפדפן, אנחנו למעשה מנחים אותו ליצור קשר עם שרת מרוחק. <text:s/>למשל, כתובת מהצורה:</text:span></text:p>
      <text:p text:style-name="P15">http://&lt;computer-<text:span text:style-name="T17">address</text:span>&gt;/<text:span text:style-name="T17">&lt;</text:span>path<text:span text:style-name="T17">&gt;</text:span></text:p>
      <text:p text:style-name="P17">מנחה את הדפדפן שלנו ליצור קשר עם מחשב שנמצא בכתובת &lt;computer-address&gt;, ולשלוח לו את הבקשה &lt;path&gt;. <text:s text:c="2"/>למשל: הכתובת <text:a xlink:type="simple" xlink:href="http://github.com/erelsgl" text:style-name="Internet_20_link" text:visited-style-name="Visited_20_Internet_20_Link">http://github.com/erelsgl</text:a> מנחה את הדפדפן לגשת למחשב שנמצא בכתובת github.com, ולשלוח לו את הבקשה erelsgl. המחשב שנמצא בכתובת github.com יודע שמדובר בשם-משתמש, ושולח בחזרה את דף-המשתמש המתאים.</text:p>
      <text:p text:style-name="P24"><text:span text:style-name="T13">איך בונים שרת?</text:span></text:p>
      <text:p text:style-name="P18">עכשיו נראה איך אנחנו יכולים לבנות שָרָת בעצמנו, בשפת ג’אבה. ישנן הרבה חבילות המאפשרות לבנות שרתים בג’אבה, כגון: tomcat, jetty, spark ועוד. אנחנו נראה כאן דרך שאינה דורשת שום התקנה של חבילה מיוחדת – נשתמש בחבילה <text:s/><text:span text:style-name="T24">com.sun.net.httpserver.HttpServer</text:span>.</text:p>
      <text:p text:style-name="P19"><text:span text:style-name="T18">הקוד המלא נמצא בדף דוגמאות הקוד, lesson5/ReversingServer.java. כאן נתאר רק את הפרטים העיקריים.</text:span></text:p>
      <text:p text:style-name="P20"><text:span text:style-name="T31">השלב הראשון הוא ליצור שרת חדש. לשם כך, אנחנו צריכים להגיד לו באיזו </text:span><text:span text:style-name="T1">שלוחה </text:span><text:span text:style-name="T2">(port) </text:span><text:span text:style-name="T31">להאזין. על כל מחשב יכולים לרוץ הרבה שרתים בו-זמנית, בתנאי שכל שרת מאזין לשלוחה אחרת. נניח שאנו רוצים שהשרת שלנו יאזין בשלוחה 8001. אז נאתחל את השרת ע"י:</text:span></text:p>
      <text:p text:style-name="P4"><text:span text:style-name="T19">HttpServer </text:span><text:span text:style-name="T26">server</text:span><text:span text:style-name="T19"> = HttpServer.</text:span><text:span text:style-name="T25">create</text:span><text:span text:style-name="T19">(</text:span><text:span text:style-name="T28">new</text:span><text:span text:style-name="T19"> </text:span></text:p>
      <text:p text:style-name="P4"><text:span text:style-name="T19">InetSocketAddress(</text:span><text:span text:style-name="T27">8001</text:span><text:span text:style-name="T19">), 0);</text:span></text:p>
      <text:p text:style-name="P21"><text:span text:style-name="T19">עכשיו, כדי לגשת לשרת שלנו, יצטרכו לציין גם את כתובת המחשב וגם את השלוחה, באופן הבא:</text:span></text:p>
      <text:p text:style-name="P16"><text:span text:style-name="T19">http://&lt;computer-address&gt;:8001</text:span></text:p>
      <text:p text:style-name="P20"><text:span text:style-name="T20">הדבר דומה למשרד שיש לו מספר-טלפון ראשי אחד והרבה שלוחות.</text:span></text:p>
      <text:p text:style-name="P20"><text:span text:style-name="T21">השלב הבא הוא להגיד לשרת שלנו איך לטפל בבקשות.</text:span><text:span text:style-name="T20"> </text:span><text:span text:style-name="T21">כאמור, כשלקוח פונה לשרת, הוא שולח לו בקשה – הטקסט שנמצא אחרי שם המחשב (ומספר השלוחה) הוא הבקשה. <text:s text:c="2"/>כדוגמה ראשונה, נבנה שרת שמקבל בקשה שהיא מחרוזת, ומחזיר את המחרוזת ההפוכה. <text:s/>הלקוח יפנה לשרת שלנו באופן הבא:</text:span></text:p>
      <text:p text:style-name="P16"><text:span text:style-name="T19">http://&lt;computer-address&gt;:8001/reverse/abc</text:span></text:p>
      <text:p text:style-name="P21"><text:span text:style-name="T19">הבקשה היא הטקסט:</text:span></text:p>
      <text:p text:style-name="P16"><text:span text:style-name="T19">/</text:span><text:span text:style-name="T22">reverse/abc</text:span></text:p>
      <text:p text:style-name="P22"><text:span text:style-name="T21">א</text:span><text:span text:style-name="T19">נחנו נטפל בבקשה כך:</text:span><text:span text:style-name="T21"> </text:span></text:p>
      <text:p text:style-name="P6"><text:span text:style-name="T19"><text:s text:c="8"/></text:span><text:span text:style-name="T26">server</text:span><text:span text:style-name="T19">.createContext(</text:span><text:span text:style-name="T29">"/reverse/"</text:span><text:span text:style-name="T19">, </text:span><text:span text:style-name="T26">request</text:span><text:span text:style-name="T19"> -&gt; {</text:span></text:p>
      <text:p text:style-name="P6"><text:span text:style-name="T19"><text:s text:c="8"/><text:tab/>String </text:span><text:span text:style-name="T26">path</text:span><text:span text:style-name="T19"> = </text:span><text:span text:style-name="T26">request</text:span><text:span text:style-name="T19">.getRequestURI().getPath();</text:span></text:p>
      <text:p text:style-name="P6"><text:span text:style-name="T19"><text:s text:c="8"/><text:tab/>System.</text:span><text:span text:style-name="T30">out</text:span><text:span text:style-name="T19">.println(</text:span><text:span text:style-name="T29">"The path is: "</text:span><text:span text:style-name="T19">+</text:span><text:span text:style-name="T26">path</text:span><text:span text:style-name="T19">);</text:span></text:p>
      <text:p text:style-name="P6"><text:span text:style-name="T19"><text:s text:c="8"/><text:tab/>String </text:span><text:span text:style-name="T26">input</text:span><text:span text:style-name="T19"> = </text:span><text:span text:style-name="T26">path</text:span><text:span text:style-name="T19">.replaceAll(</text:span><text:span text:style-name="T29">"/reverse/"</text:span><text:span text:style-name="T19">, </text:span><text:span text:style-name="T29">""</text:span><text:span text:style-name="T19">);</text:span></text:p>
      <text:p text:style-name="P6"><text:span text:style-name="T19"><text:s text:c="8"/><text:tab/>System.</text:span><text:span text:style-name="T30">out</text:span><text:span text:style-name="T19">.println(</text:span><text:span text:style-name="T29">" <text:s text:c="2"/>The input is: "</text:span><text:span text:style-name="T19">+</text:span><text:span text:style-name="T26">input</text:span><text:span text:style-name="T19">);</text:span></text:p>
      <text:p text:style-name="P6"><text:span text:style-name="T19"><text:s text:c="8"/><text:tab/>String </text:span><text:span text:style-name="T26">output</text:span><text:span text:style-name="T19"> = </text:span><text:span text:style-name="T28">new</text:span><text:span text:style-name="T19"> StringBuilder(</text:span><text:span text:style-name="T26">input</text:span><text:span text:style-name="T19">).reverse().toString(); </text:span></text:p>
      <text:p text:style-name="P6"><text:span text:style-name="T19"><text:s text:c="8"/><text:tab/>System.</text:span><text:span text:style-name="T30">out</text:span><text:span text:style-name="T19">.println(</text:span><text:span text:style-name="T29">" <text:s text:c="2"/>The output is: "</text:span><text:span text:style-name="T19">+</text:span><text:span text:style-name="T26">output</text:span><text:span text:style-name="T19">);</text:span></text:p>
      <text:p text:style-name="P6"><text:span text:style-name="T19"><text:s text:c="8"/><text:tab/></text:span><text:span text:style-name="T26">request</text:span><text:span text:style-name="T19">.getResponseHeaders().set(</text:span><text:span text:style-name="T29">"Access-Control-Allow-Origin"</text:span><text:span text:style-name="T19">, </text:span><text:span text:style-name="T29">"*"</text:span><text:span text:style-name="T19">);</text:span></text:p>
      <text:p text:style-name="P6"><text:span text:style-name="T19"><text:s text:c="8"/><text:tab/></text:span><text:span text:style-name="T26">request</text:span><text:span text:style-name="T19">.getResponseHeaders().set(</text:span><text:span text:style-name="T29">"Content-Type"</text:span><text:span text:style-name="T19">, </text:span><text:span text:style-name="T29">"text/plain"</text:span><text:span text:style-name="T19">);</text:span></text:p>
      <text:p text:style-name="P6"><text:span text:style-name="T19"><text:s text:c="12"/></text:span><text:span text:style-name="T26">request</text:span><text:span text:style-name="T19">.sendResponseHeaders(200, 0);</text:span></text:p>
      <text:p text:style-name="P6"><text:span text:style-name="T19"><text:s text:c="12"/></text:span><text:span text:style-name="T28">try</text:span><text:span text:style-name="T19"> (OutputStream </text:span><text:span text:style-name="T26">os</text:span><text:span text:style-name="T19"> = </text:span><text:span text:style-name="T26">request</text:span><text:span text:style-name="T19">.getResponseBody()) {</text:span></text:p>
      <text:p text:style-name="P6"><text:span text:style-name="T19"><text:s text:c="12"/><text:tab/></text:span><text:span text:style-name="T26">os</text:span><text:span text:style-name="T19">.write(</text:span><text:span text:style-name="T26">output</text:span><text:span text:style-name="T19">.getBytes());</text:span></text:p>
      <text:p text:style-name="P6"><text:span text:style-name="T19"><text:s text:c="12"/>}</text:span></text:p>
      <text:p text:style-name="P6"><text:span text:style-name="T19"><text:s text:c="8"/>});</text:span></text:p>
      <text:p text:style-name="P5"/>
      <text:p text:style-name="P15"/>
      <text:p text:style-name="P13"><text:s/></text:p>
      <text:list xml:id="list5464308648682607410" text:style-name="L6">
        <text:list-header>
          <text:p text:style-name="P3"><text:span text:style-name="T3"/></text:p>
        </text:list-header>
      </text:list>
      <text:p text:style-name="P2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899e3b" officeooo:paragraph-rsid="018872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1-15T21:20:56.141211012</dc:date>
    <meta:editing-duration>P5DT17H32M26S</meta:editing-duration>
    <meta:editing-cycles>482</meta:editing-cycles>
    <meta:document-statistic meta:table-count="0" meta:image-count="0" meta:object-count="0" meta:page-count="1" meta:paragraph-count="46" meta:word-count="582" meta:character-count="4043" meta:non-whitespace-character-count="3340"/>
  </office:meta>
</office:document-meta>
</file>